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10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5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9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9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5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01714285714" calcext:value-type="float">
            <text:p>7.1040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2116" calcext:value-type="float">
            <text:p>7.230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34296774194" calcext:value-type="float">
            <text:p>7.242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9282" calcext:value-type="float">
            <text:p>7.209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5704" calcext:value-type="float">
            <text:p>7.1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827148387097" calcext:value-type="float">
            <text:p>7.0882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79032" calcext:value-type="float">
            <text:p>6.9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37703225806" calcext:value-type="float">
            <text:p>6.9003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4592" calcext:value-type="float">
            <text:p>6.8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33767741936" calcext:value-type="float">
            <text:p>6.9173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27475862069" calcext:value-type="float">
            <text:p>6.9542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35793548387" calcext:value-type="float">
            <text:p>6.9073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71251612903" calcext:value-type="float">
            <text:p>6.8807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6584" calcext:value-type="float">
            <text:p>6.84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3544" calcext:value-type="float">
            <text:p>6.82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41796" calcext:value-type="float">
            <text:p>6.974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54116129032" calcext:value-type="float">
            <text:p>6.9845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18270967742" calcext:value-type="float">
            <text:p>6.8941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68" calcext:value-type="float">
            <text:p>6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32903225807" calcext:value-type="float">
            <text:p>6.8973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6288" calcext:value-type="float">
            <text:p>7.03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80051612903" calcext:value-type="float">
            <text:p>7.2038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074171428571" calcext:value-type="float">
            <text:p>7.2407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382941935484" calcext:value-type="float">
            <text:p>7.213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27587096774" calcext:value-type="float">
            <text:p>7.246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083227586207" calcext:value-type="float">
            <text:p>7.21083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20477419355" calcext:value-type="float">
            <text:p>7.2182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5272" calcext:value-type="float">
            <text:p>7.29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37987096774" calcext:value-type="float">
            <text:p>7.3163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90864516129" calcext:value-type="float">
            <text:p>7.220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09712" calcext:value-type="float">
            <text:p>7.1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52825806452" calcext:value-type="float">
            <text:p>7.1025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1028" calcext:value-type="float">
            <text:p>7.147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85367741936" calcext:value-type="float">
            <text:p>7.2358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148885714286" calcext:value-type="float">
            <text:p>7.2314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204232258065" calcext:value-type="float">
            <text:p>7.1720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2424" calcext:value-type="float">
            <text:p>7.07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6664" calcext:value-type="float">
            <text:p>7.03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95806451613" calcext:value-type="float">
            <text:p>7.0509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2875862069" calcext:value-type="float">
            <text:p>7.1882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46632258065" calcext:value-type="float">
            <text:p>7.1354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84696774194" calcext:value-type="float">
            <text:p>7.0838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2448" calcext:value-type="float">
            <text:p>7.01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58103225806" calcext:value-type="float">
            <text:p>7.0085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1984" calcext:value-type="float">
            <text:p>7.09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4975483871" calcext:value-type="float">
            <text:p>7.139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34971428571" calcext:value-type="float">
            <text:p>7.1523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20258064516" calcext:value-type="float">
            <text:p>7.139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873987096774" calcext:value-type="float">
            <text:p>7.148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516" calcext:value-type="float">
            <text:p>7.1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03651612903" calcext:value-type="float">
            <text:p>7.1870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1344" calcext:value-type="float">
            <text:p>7.22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58761290323" calcext:value-type="float">
            <text:p>7.2455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44593548387" calcext:value-type="float">
            <text:p>7.230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5752" calcext:value-type="float">
            <text:p>7.16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09793548387" calcext:value-type="float">
            <text:p>7.1130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5512" calcext:value-type="float">
            <text:p>7.10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52944" calcext:value-type="float">
            <text:p>7.10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389655172414" calcext:value-type="float">
            <text:p>7.1338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23329032258" calcext:value-type="float">
            <text:p>7.1022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05290322581" calcext:value-type="float">
            <text:p>7.060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18832" calcext:value-type="float">
            <text:p>7.09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063690322581" calcext:value-type="float">
            <text:p>7.1606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946" calcext:value-type="float">
            <text:p>7.1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362" calcext:value-type="float">
            <text:p>7.087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70812903226" calcext:value-type="float">
            <text:p>7.1037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2784" calcext:value-type="float">
            <text:p>7.1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96490322581" calcext:value-type="float">
            <text:p>7.117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5016" calcext:value-type="float">
            <text:p>7.1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558193548387" calcext:value-type="float">
            <text:p>7.175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375" calcext:value-type="float">
            <text:p>7.1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33858064516" calcext:value-type="float">
            <text:p>7.084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85682758621" calcext:value-type="float">
            <text:p>6.9868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737522580645" calcext:value-type="float">
            <text:p>6.9473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88882758621" calcext:value-type="float">
            <text:p>6.86188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276" calcext:value-type="float">
            <text:p>6.90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6368" calcext:value-type="float">
            <text:p>6.72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95251612903" calcext:value-type="float">
            <text:p>6.895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0448" calcext:value-type="float">
            <text:p>7.1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184541935484" calcext:value-type="float">
            <text:p>7.3418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58942857143" calcext:value-type="float">
            <text:p>7.3285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59212903226" calcext:value-type="float">
            <text:p>7.3185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51329032258" calcext:value-type="float">
            <text:p>7.4375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9072" calcext:value-type="float">
            <text:p>7.4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4436" calcext:value-type="float">
            <text:p>7.435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2624" calcext:value-type="float">
            <text:p>7.48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47458064516" calcext:value-type="float">
            <text:p>7.4104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993109677419" calcext:value-type="float">
            <text:p>7.2899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2752" calcext:value-type="float">
            <text:p>7.3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97496774193" calcext:value-type="float">
            <text:p>7.34597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6824" calcext:value-type="float">
            <text:p>7.41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99367741935" calcext:value-type="float">
            <text:p>7.5939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874314285714" calcext:value-type="float">
            <text:p>7.57874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743793548387" calcext:value-type="float">
            <text:p>7.5474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85161290323" calcext:value-type="float">
            <text:p>7.452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293103448276" calcext:value-type="float">
            <text:p>7.42293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457522580645" calcext:value-type="float">
            <text:p>7.404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60432" calcext:value-type="float">
            <text:p>7.3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7476" calcext:value-type="float">
            <text:p>7.2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44258064516" calcext:value-type="float">
            <text:p>7.154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1172" calcext:value-type="float">
            <text:p>7.0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72477419355" calcext:value-type="float">
            <text:p>7.1877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498" calcext:value-type="float">
            <text:p>7.28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42503225806" calcext:value-type="float">
            <text:p>7.2844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43448275862" calcext:value-type="float">
            <text:p>7.29943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76283870968" calcext:value-type="float">
            <text:p>7.2587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12248275862" calcext:value-type="float">
            <text:p>7.08912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86714285714" calcext:value-type="float">
            <text:p>7.0468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58648275862" calcext:value-type="float">
            <text:p>6.99158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60571428571" calcext:value-type="float">
            <text:p>6.9146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391724137931" calcext:value-type="float">
            <text:p>6.77391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592124137931" calcext:value-type="float">
            <text:p>6.8059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081042857143" calcext:value-type="float">
            <text:p>6.81081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61296551724" calcext:value-type="float">
            <text:p>6.83561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08814285714" calcext:value-type="float">
            <text:p>6.91008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123628571429" calcext:value-type="float">
            <text:p>7.06123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05065" calcext:value-type="float">
            <text:p>7.100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9704" calcext:value-type="float">
            <text:p>6.9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92" meta:object-count="0"/>
    <meta:user-defined meta:name="AppVersion">3.0</meta:user-defined>
  </office:meta>
</office:document-meta>
</file>